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/>
    </style:style>
    <style:style style:name="P2" style:family="paragraph" style:parent-style-name="Standard">
      <style:paragraph-properties fo:text-align="start" style:justify-single-word="false"/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style:font-name="Arial"/>
    </style:style>
    <style:style style:name="T1" style:family="text">
      <style:text-properties style:font-name="Ari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riteup Excercise 7</text:p>
      <text:p text:style-name="P3"/>
      <text:p text:style-name="P3">Arianova Mendioroz (s0518061)</text:p>
      <text:p text:style-name="P3">Bernhard Johannes Eiling (s0535003)</text:p>
      <text:p text:style-name="P1"/>
      <text:p text:style-name="P2"/>
      <text:p text:style-name="P2"/>
      <text:p text:style-name="P2">Lab Exercises:</text:p>
      <text:p text:style-name="P2"/>
      <text:p text:style-name="P2">Ein guter Test um zu schauen ob der * Operator einen Vorrang vor dem + Operator hat wäre z.B. der Infix „2+2*3“. Würde der * Operator keinen Vorrang haben wäre das Ergebnis 12, wenn der Vorrang hätte wäre das Ergebnis 8. Unser Programm errechnet 8 und funktioniert somit korrekt.</text:p>
      <text:p text:style-name="P2"/>
      <text:p text:style-name="P2">Weitere Testfälle:</text:p>
      <text:p text:style-name="P2"/>
      <text:p text:style-name="P2">2+2/2 <text:tab/><text:tab/>= 3</text:p>
      <text:p text:style-name="P2">2-2/2 <text:tab/><text:tab/>= 1</text:p>
      <text:p text:style-name="P2">2-1*3 <text:tab/><text:tab/>= -1</text:p>
      <text:p text:style-name="P2">7-1^2 <text:tab/><text:tab/>= 6</text:p>
      <text:p text:style-name="P2">6^3 <text:tab/><text:tab/>= 216</text:p>
      <text:p text:style-name="P2">4*3^5 <text:tab/><text:tab/>= 972</text:p>
      <text:p text:style-name="P2">2+5*5-3 <text:tab/>= 24</text:p>
      <text:p text:style-name="P2">6*2^2<text:tab/><text:tab/>= 24</text:p>
      <text:p text:style-name="P5"><text:span text:style-name="T1">8*2^3<text:tab/><text:tab/>= 64</text:span></text:p>
      <text:p text:style-name="P5"><text:span text:style-name="T1">4^4<text:tab/><text:tab/>= 256</text:span></text:p>
      <text:p text:style-name="P2">5/5*2<text:tab/><text:tab/>= 2</text:p>
      <text:p text:style-name="P2">1-2^4<text:tab/><text:tab/>= -15</text:p>
      <text:p text:style-name="P2">8/4*5<text:tab/><text:tab/>= 10</text:p>
      <text:p text:style-name="P2">7-8*6<text:tab/><text:tab/>= -41</text:p>
      <text:p text:style-name="P2">1+6/3<text:tab/><text:tab/>= 3</text:p>
      <text:p text:style-name="P2"/>
      <text:p text:style-name="P2">Für die Excercise wurde eine modifizierte Version der Abgabe 6 von Sebastian Denzer und Andy Lindemann verwendet. Der Calculator ist zur Gänze selbst geschrieb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09T10:40:00.19</meta:creation-date>
    <dc:date>2012-05-28T16:22:08.39</dc:date>
    <meta:editing-duration>PT08H29M39S</meta:editing-duration>
    <meta:editing-cycles>27</meta:editing-cycles>
    <meta:generator>OpenOffice.org/3.2$Win32 OpenOffice.org_project/320m18$Build-9502</meta:generator>
    <meta:document-statistic meta:table-count="0" meta:image-count="0" meta:object-count="0" meta:page-count="1" meta:paragraph-count="22" meta:word-count="133" meta:character-count="725"/>
  </office:meta>
</office:document-meta>
</file>